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52cm" svg:stroke-color="#8000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54cm" svg:height="1.228cm" svg:x="6.715cm" svg:y="1.677cm">
          <draw:text-box>
            <text:p><text:span text:style-name="T1">DDS Test Setup (1</text:span><text:span text:style-name="T2">st</text:span><text:span text:style-name="T1"> run at radar site)</text:span></text:p>
          </draw:text-box>
        </draw:frame>
        <draw:g>
          <draw:frame draw:style-name="gr1" draw:text-style-name="P2" draw:layer="layout" svg:width="4.74cm" svg:height="0.962cm" svg:x="2.091cm" svg:y="3.54cm">
            <draw:text-box>
              <text:p><text:span text:style-name="T3">DDS Settings:</text:span></text:p>
            </draw:text-box>
          </draw:frame>
          <draw:frame draw:style-name="gr1" draw:layer="layout" svg:width="7.686cm" svg:height="2.384cm" svg:x="2.839cm" svg:y="4.81cm">
            <draw:text-box>
              <text:p>CH1: </text:p>
              <text:p><text:tab/>Frequency = 64 MHz</text:p>
              <text:p><text:tab/>Amplitude <text:s/>= 1 Vp-p</text:p>
            </draw:text-box>
          </draw:frame>
          <draw:frame draw:style-name="gr1" draw:layer="layout" svg:width="7.682cm" svg:height="2.384cm" svg:x="11.094cm" svg:y="4.81cm">
            <draw:text-box>
              <text:p>CH2: </text:p>
              <text:p><text:tab/>Frequency = 20 MHz</text:p>
              <text:p><text:tab/>Amplitude <text:s/>= 2 Vp-p</text:p>
            </draw:text-box>
          </draw:frame>
          <draw:frame draw:style-name="gr1" draw:layer="layout" svg:width="7.686cm" svg:height="2.384cm" svg:x="2.839cm" svg:y="7.506cm">
            <draw:text-box>
              <text:p>CH3: </text:p>
              <text:p><text:tab/>Frequency = 10 MHz</text:p>
              <text:p><text:tab/>Amplitude <text:s/>= 2 Vp-p</text:p>
            </draw:text-box>
          </draw:frame>
          <draw:frame draw:style-name="gr1" draw:layer="layout" svg:width="7.686cm" svg:height="2.384cm" svg:x="11.094cm" svg:y="7.506cm">
            <draw:text-box>
              <text:p>CH4: </text:p>
              <text:p><text:tab/>Frequency = 10 MHz</text:p>
              <text:p><text:tab/>Amplitude <text:s/>= 2 Vp-p</text:p>
            </draw:text-box>
          </draw:frame>
        </draw:g>
        <draw:custom-shape draw:style-name="gr2" draw:text-style-name="P3" draw:layer="layout" svg:width="7.62cm" svg:height="8.255cm" svg:x="9.255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13.55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35cm" svg:height="0.635cm" svg:x="15.46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925cm" svg:height="0.962cm" svg:x="13.41cm" svg:y="16.875cm">
          <draw:text-box>
            <text:p>B</text:p>
          </draw:text-box>
        </draw:frame>
        <draw:frame draw:style-name="gr1" draw:layer="layout" svg:width="0.925cm" svg:height="0.962cm" svg:x="15.315cm" svg:y="16.875cm">
          <draw:text-box>
            <text:p>A</text:p>
          </draw:text-box>
        </draw:frame>
        <draw:polyline draw:style-name="gr3" draw:text-style-name="P3" draw:layer="layout" svg:width="4.998cm" svg:height="1.187cm" draw:transform="rotate (2.94419591518868) translate (18.5333055038269cm 20.9704667907979cm)" svg:viewBox="0 0 4999 1188" draw:points="0,-32910 4734,-33857 4999,-32669">
          <text:p/>
        </draw:polyline>
        <draw:polyline draw:style-name="gr3" draw:text-style-name="P3" draw:layer="layout" svg:width="2.508cm" svg:height="0.473cm" draw:transform="rotate (2.94419591518868) translate (18.5599988721254cm 18.9200027896238cm)" svg:viewBox="0 0 2509 474" draw:points="0,-29351 1206,-29592 2509,-29825">
          <text:p/>
        </draw:polyline>
        <draw:frame draw:style-name="gr1" draw:layer="layout" svg:width="1.768cm" svg:height="0.962cm" svg:x="18.808cm" svg:y="17.894cm">
          <draw:text-box>
            <text:p>CH2</text:p>
          </draw:text-box>
        </draw:frame>
        <draw:frame draw:style-name="gr1" draw:layer="layout" svg:width="1.768cm" svg:height="0.962cm" svg:x="18.821cm" svg:y="19.534cm">
          <draw:text-box>
            <text:p>CH3</text:p>
          </draw:text-box>
        </draw:frame>
        <draw:custom-shape draw:style-name="gr2" draw:text-style-name="P3" draw:layer="layout" svg:width="0.595cm" svg:height="2.964cm" svg:x="9.618cm" svg:y="11.48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86cm" svg:y1="11.669cm" svg:x2="9.657cm" svg:y2="11.669cm">
          <text:p/>
        </draw:line>
        <draw:frame draw:style-name="gr1" draw:text-style-name="P4" draw:layer="layout" svg:width="5.751cm" svg:height="1.673cm" svg:x="1.955cm" svg:y="11.16cm">
          <draw:text-box>
            <text:p text:style-name="P4">Trigger:</text:p>
            <text:p text:style-name="P4">+3.3V @ 50 Ohms</text:p>
          </draw:text-box>
        </draw:frame>
        <draw:line draw:style-name="gr5" draw:text-style-name="P3" draw:layer="layout" svg:x1="9.671cm" svg:y1="11.854cm" svg:x2="10.173cm" svg:y2="11.8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6T15:56:25</meta:creation-date>
    <dc:date>2009-01-16T16:07:12</dc:date>
    <meta:editing-duration>PT00H10M53S</meta:editing-duration>
    <meta:editing-cycles>3</meta:editing-cycles>
    <meta:generator>OpenOffice.org/3.0$Linux OpenOffice.org_project/300m15$Build-9379</meta:generator>
    <meta:document-statistic meta:object-count="20"/>
  </office:meta>
</office:document-meta>
</file>